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</text:p>
          </table:table-cell>
        </table:table-row>
        <table:table-row table:style-name="ro2">
          <table:table-cell office:value-type="string" calcext:value-type="string">
            <text:p><text:a xlink:href="https://bugs.documentfoundation.org/show_bug.cgi?id=159065" xlink:type="simple">https://bugs.documentfoundation.org/show_bug.cgi?id=159065</text:a></text:p>
          </table:table-cell>
        </table:table-row>
        <table:table-row table:style-name="ro2">
          <table:table-cell office:value-type="string" calcext:value-type="string">
            <text:p><text:a xlink:href="https://bugs.documentfoundation.org/show_bug.cgi?id=159065" xlink:type="simple">tdf#159065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00.00.00</text:date>, <text:time style:data-style-name="N2" text:time-value="17:31:54.6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11:40:10.778000000</meta:creation-date>
    <meta:print-date>2024-01-09T11:41:38.478000000</meta:print-date>
    <meta:printed-by>PDF files</meta:printed-by>
    <dc:date>2024-01-09T17:32:07.430000000</dc:date>
    <meta:editing-duration>PT4M11S</meta:editing-duration>
    <meta:editing-cycles>4</meta:editing-cycles>
    <meta:generator>LibreOffice/7.6.3.2$Windows_X86_64 LibreOffice_project/29d686fea9f6705b262d369fede658f824154cc0</meta:generator>
    <meta:document-statistic meta:table-count="1" meta:cell-count="3" meta:object-count="0"/>
  </office:meta>
</office:document-meta>
</file>